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b82f"/>
    </style:style>
    <style:style style:name="P2" style:family="paragraph" style:parent-style-name="Standard">
      <style:paragraph-properties fo:margin-top="0in" fo:margin-bottom="0in" loext:contextual-spacing="true"/>
      <style:text-properties officeooo:rsid="00bd3075" officeooo:paragraph-rsid="000eb82f"/>
    </style:style>
    <style:style style:name="P3" style:family="paragraph" style:parent-style-name="Standard">
      <style:paragraph-properties fo:margin-top="0in" fo:margin-bottom="0in" loext:contextual-spacing="true"/>
      <style:text-properties officeooo:rsid="00b8e395" officeooo:paragraph-rsid="000eb82f"/>
    </style:style>
    <style:style style:name="P4" style:family="paragraph" style:parent-style-name="Standard">
      <style:paragraph-properties fo:margin-top="0in" fo:margin-bottom="0in" loext:contextual-spacing="true"/>
      <style:text-properties officeooo:rsid="00ba33fc" officeooo:paragraph-rsid="000eb82f"/>
    </style:style>
    <style:style style:name="P5" style:family="paragraph" style:parent-style-name="Standard">
      <style:paragraph-properties fo:margin-top="0in" fo:margin-bottom="0in" loext:contextual-spacing="true"/>
      <style:text-properties officeooo:rsid="00bbf414" officeooo:paragraph-rsid="000eb82f"/>
    </style:style>
    <style:style style:name="T1" style:family="text">
      <style:text-properties officeooo:rsid="018ee41a"/>
    </style:style>
    <style:style style:name="T2" style:family="text">
      <style:text-properties officeooo:rsid="03aa6371"/>
    </style:style>
    <style:style style:name="T3" style:family="text">
      <style:text-properties officeooo:rsid="03a9cf8f"/>
    </style:style>
    <style:style style:name="T4" style:family="text">
      <style:text-properties officeooo:rsid="028070be"/>
    </style:style>
    <style:style style:name="T5" style:family="text">
      <style:text-properties officeooo:rsid="00ba33fc"/>
    </style:style>
    <style:style style:name="T6" style:family="text">
      <style:text-properties officeooo:rsid="0072d913"/>
    </style:style>
    <style:style style:name="T7" style:family="text">
      <style:text-properties officeooo:rsid="00bbf414"/>
    </style:style>
    <style:style style:name="T8" style:family="text">
      <style:text-properties officeooo:rsid="00bd3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На следующий день я пошёл на улицу Гоголя 25 и отдал Саше Плаксину свой чёрный дембельский <text:span text:style-name="T3">дипломат </text:span><text:s/>заряженный словарями и ещё парой книг. <text:s/></text:p>
      <text:p text:style-name="P3">Мы условились, что он вышлет их мне, когда где-нибудь обоснуюсь и <text:span text:style-name="T3">сообщу ему</text:span> адрес.</text:p>
      <text:p text:style-name="P3"/>
      <text:p text:style-name="P3">Конотоп провожал меня угрюмым холодом и ветром, но пальто от Наташи грело очень даже хорошо и я поехал в Нежин, чтобы вернуть <text:span text:style-name="T1">Жомниру </text:span>книгу рассказов Селинджера.</text:p>
      <text:p text:style-name="P3">Спортивную сумку с одеждой и прочими вещами я запер в камере хранения на вокзале и с одним портфелем поехал на улицу Шевченко.</text:p>
      <text:p text:style-name="P3">На мой звонок дверь не открылась, наверно он и Мария Антоновна вышли куда-то в гости.</text:p>
      <text:p text:style-name="P3">Я поехал в центр города, в новый кинотеатр «Космос» напротив универмага.</text:p>
      <text:p text:style-name="P3">Там шла какая-то фигня про Синдбада-морехода производства студии «Узбекфильм», но мне <text:span text:style-name="T3">просто </text:span>нужно было убить время.</text:p>
      <text:p text:style-name="P3">Я сел и поставил портфель под сиденье.</text:p>
      <text:p text:style-name="P3"><text:s/>Место слева заняла женщина моих лет, по наклонному проходу справа бегала девочка лет четырёх. </text:p>
      <text:p text:style-name="P3"><text:span text:style-name="T3">Её м</text:span>ать, сидевшая в передних рядах, звала её вернуться, но она не слушалась, <text:span text:style-name="T3">а всё бегала </text:span><text:s/>и кричала, <text:span text:style-name="T3">тому или другому из входящих <text:s/>зрителей:</text:span> «папа!», <text:span text:style-name="T4">но его среди них не было.</text:span></text:p>
      <text:p text:style-name="P3">На пару рядов выше, метров за пять влево, сидели пара лётчиков в офицерских бушлатах. Один из них стал здороваться с моей соседкой слева, но как-то по-хозяйски и с подковыркой.</text:p>
      <text:p text:style-name="P3"/>
      <text:p text:style-name="P3">Начался фильм и Синдбад оказывался то на море, то в пещере и фехтовал саблей рядом с древними стенами Самарканда на фоне высоковольтной линии электропередач.</text:p>
      <text:p text:style-name="P3">Фильм наконец-то кончился, я <text:span text:style-name="T1">поднял</text:span> свою кепку с колен и одел <text:span text:style-name="T3">её </text:span>на голову. <text:s/></text:p>
      <text:p text:style-name="P3">Соседка слева обронила свои тонкие перчатки мне на <text:span text:style-name="T1">пальто</text:span>.</text:p>
      <text:p text:style-name="P3">- Возьми,- сказала она негромко,- проводи меня.</text:p>
      <text:p text:style-name="P3">Я достал портфель из-под сиденья, <text:span text:style-name="T1">поднялся</text:span> и стал протискиваться <text:span text:style-name="T1">следом </text:span>за нею.</text:p>
      <text:p text:style-name="P3">В довольно плотной толпе кинозрителей мы спускались по высокой лестнице выхода.</text:p>
      <text:p text:style-name="P3">Офицеры-лётчики поджидали внизу в своих фуражках. </text:p>
      <text:p text:style-name="P3">Они и не пикнули, когда мы проходили мимо. Кишкá оказалась тонкá.</text:p>
      <text:p text:style-name="P3">Во-первых, каракулевый воротник, до которого им вряд ли дослужиться, <text:s/>в Советской армии <text:span text:style-name="T3">такие воротники </text:span>прерогатива полковников и выше; во-вторых, моя серая кепка — излюбленный фасон отмотавших две ходки на зону. Не говоря уже про новенький портфель.</text:p>
      <text:p text:style-name="P3">Она пригласила к себе на чай.</text:p>
      <text:p text:style-name="P3">Идти пришлось недалеко, в пятиэтажку на спуске от площади.</text:p>
      <text:p text:style-name="P3">Я шёл и места становились всё знакомее и знакомее. </text:p>
      <text:p text:style-name="P3">Неужто? Не может быть... Точно!</text:p>
      <text:p text:style-name="P4">Она своим ключом открыла дверь квартиры, где когда-то чернявый КГБист устраивал мне встречу со своим начальником в стрижке «бобриком» седых волос.</text:p>
      <text:p text:style-name="P4">Но теперь квартира оказалась обставленной и обвешенной.</text:p>
      <text:p text:style-name="P4"><text:s/>Мы разделись в прихожей и прошли в гостиную.</text:p>
      <text:p text:style-name="P4">На журнальный столик она вместо чая принесла бутылку вина, нарезанную кружками колбасу и шоколадные конфеты.</text:p>
      <text:p text:style-name="P4">Я пил вино, закусывал шоколадом и вспоминал крановщика Виталю.</text:p>
      <text:p text:style-name="P1"><text:span text:style-name="T5">Мы не спрашивали имён друг друга. Для того зачем мы тут </text:span>достаточно<text:span text:style-name="T5"> и «ты».</text:span></text:p>
      <text:p text:style-name="P4">Правда, она не удержалась похвалиться, что работает в прокуратуре. </text:p>
      <text:p text:style-name="P4">Я не стал уточнять кем, сказал только, что меня ещё не здесь поймают.</text:p>
      <text:p text:style-name="P4"/>
      <text:p text:style-name="P4">Она ушла в спальню и вернулась запахнувшись в длинный не застёгнутый халат; снова села рядом со мной на диване.</text:p>
      <text:p text:style-name="P4">Я обнял её, запустил руку под воротник халата на спине и расстегнул лифчик. Лицо её <text:soft-page-break/>радостно просияло. </text:p>
      <text:p text:style-name="P4">Мы прошли в спальню.</text:p>
      <text:p text:style-name="P4"/>
      <text:p text:style-name="P4">То, что было потом, можно сравнить с показательными выступлениями чемпионов в фигурном катании. Под стать её точёному телу.</text:p>
      <text:p text:style-name="P4">Оно <text:span text:style-name="T3">у неё чётко</text:span> <text:span text:style-name="T3">вписывалось</text:span> <text:span text:style-name="T3">во</text:span> все эти поддерж<text:span text:style-name="T3">ки</text:span>, тройны<text:span text:style-name="T3">е</text:span> тулу<text:span text:style-name="T6">пы</text:span> и <text:span text:style-name="T3">в </text:span>проч<text:span text:style-name="T3">ую</text:span> остальн<text:span text:style-name="T3">ую</text:span> программ<text:span text:style-name="T3">у</text:span>.</text:p>
      <text:p text:style-name="P4">Мы переходили от фигуры к фигуре, <text:span text:style-name="T3">свободно</text:span> меняли темп <text:span text:style-name="T7">с</text:span> <text:span text:style-name="T7">произвольной сменой комбинаций и продолжали покорять сердца отсутствующих зрителей своим непревзойдённым мастерством.</text:span></text:p>
      <text:p text:style-name="P5">Упоение восторгом. Сладостное блаженство.</text:p>
      <text:p text:style-name="P5"><text:span text:style-name="T6">Вот только в потоках сладострастья</text:span> у меня зачем-то всплывал<text:span text:style-name="T6">и отрывочные</text:span> мысл<text:span text:style-name="T6">и</text:span> про непонятн<text:span text:style-name="T6">ую</text:span> резиновую грелку <text:span text:style-name="T6">и </text:span>какого-то Тузика <text:span text:style-name="T6">в укромном</text:span> закутк<text:span text:style-name="T6">е</text:span>. </text:p>
      <text:p text:style-name="P5">При чём тут <text:span text:style-name="T6">грелка</text:span>? Какой <text:span text:style-name="T6">ещё </text:span>Тузик?</text:p>
      <text:p text:style-name="P5"><text:span text:style-name="T1">Ведь в</text:span>сё происходящее спрограмированно <text:s/>романом Карпентьера, который я недавно прочёл во «Всесвите». </text:p>
      <text:p text:style-name="P5">Там тоже герой, перед отправкой в Испанию на войну в рядах Интернациональных бригад <text:span text:style-name="T1">против </text:span>генерал<text:span text:style-name="T1">а</text:span> Франко, поимел свою подругу трижды за ночь.</text:p>
      <text:p text:style-name="P5">Утром она, наконец, приготовила чай, а я позвонил Жомниру, что привёз его книгу и скоро зайду.</text:p>
      <text:p text:style-name="P5"/>
      <text:p text:style-name="P5">Но к Жомниру я не пошёл, а вернулся к скверу Гоголя и в одной из прилегающих улочек зашёл в парикмахерскую.</text:p>
      <text:p text:style-name="P5">Там не ждали клиента в такую рань, но всё-таки одна из парикмахерш вызвалась побрить меня.</text:p>
      <text:p text:style-name="P5">Эта молодая, похожая на цыганку мастерица покарябала мне всё шею, всякий раз при этом ойкала и затирала порез щипучими квасцами. </text:p>
      <text:p text:style-name="P5">Ещё и плату взять не постеснялась.</text:p>
      <text:p text:style-name="P5"/>
      <text:p text:style-name="P5"><text:span text:style-name="T1">Вновь миновав</text:span> сквер, я зашёл в школу номер <text:span text:style-name="T1">семь</text:span>.</text:p>
      <text:p text:style-name="P5">Шёл урок и в коридорах царила тишина. </text:p>
      <text:p text:style-name="P5">В учительской оказались несколько женщин и я сказал, что хочу повидать ученицу второго класса Лилиану Огольцову.</text:p>
      <text:p text:style-name="P5">Одна из них вышла со мной в коридор и проводила к нужному классу. </text:p>
      <text:p text:style-name="P5">Она зашла в него и вернулась с незнакомой мне девочкой <text:span text:style-name="T3">в</text:span> пар<text:span text:style-name="T3">е</text:span> тугих косичек из пепельных волос <text:span text:style-name="T3">и </text:span>в серой кофточке с тонкими поперечными полосками впереди; <text:span text:style-name="T3">взгляд её, упорно и бесповоротно, был отведён </text:span>в сторону.</text:p>
      <text:p text:style-name="P5">- Вот эта девочка,- сказала педагог,- но она говорит, что у неё нет папы.</text:p>
      <text:p text:style-name="P5">- <text:span text:style-name="T8">И правильно говорит- ответил я, сдерживая неизвестно откуда накатившую злость.- Разве это отец, что показывается раз в пять лет и то лишь для того, чтоб попрощаться.</text:span></text:p>
      <text:p text:style-name="P2">Учительница тактично отошла к окну неподалёку.</text:p>
      <text:p text:style-name="P2">Я расстегнул портфель и опустился рядом с тобою на одно колено, чтоб мы сравнялись. </text:p>
      <text:p text:style-name="P2">Ты всё так же не смотрела на меня.</text:p>
      <text:p text:style-name="P2">- Лилиана,- позвал я, достал из портфеля <text:span text:style-name="T3">газету </text:span>«Morning Star» и протянул тебе.- Передай это своей маме.</text:p>
      <text:p text:style-name="P2">Ты приняла сложенную газету и молча стояла, опустив глаза.</text:p>
      <text:p text:style-name="P2">- Ладно, Ли,- сказал я, - иди в класс.</text:p>
      <text:p text:style-name="P2">Ты с облегчением повернулась и пошла к двери своего класса.</text:p>
      <text:p text:style-name="P2">Я поднялся с колена и смотрел тебе вслед, пока дверь не поглотила тебя и газету, где между печатных страниц был увеличенный портрет Иры, стоящей в ручье, и пачка всех <text:span text:style-name="T1">полученных мною </text:span>открыток и телеграмм <text:span text:style-name="T2">о том</text:span>, что вы с ней меня любите, что поздравляете с днём рожденья, или днём Советской арм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8:00:45.201624010</meta:creation-date>
    <dc:date>2017-03-03T18:00:50.046810784</dc:date>
    <dc:creator>sehrguey </dc:creator>
    <meta:editing-duration>PT4S</meta:editing-duration>
    <meta:editing-cycles>1</meta:editing-cycles>
    <meta:document-statistic meta:table-count="0" meta:image-count="0" meta:object-count="0" meta:page-count="2" meta:paragraph-count="63" meta:word-count="946" meta:character-count="5911" meta:non-whitespace-character-count="5005"/>
    <meta:generator>LibreOffice/4.3.3.2$Linux_x86 LibreOffice_project/430m0$Build-2</meta:generator>
  </office:meta>
</office:document-meta>
</file>